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eeeeee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624" style:parent-style-name="Graphics">
      <style:graphic-properties draw:fill="none" fo:clip="rect(0in, 0in, 0in, 0in)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start="a592" draw:marker-end="a593" svg:stroke-opacity="100%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start="a602" draw:marker-end="a603" svg:stroke-opacity="100%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start="a597" draw:marker-end="a598" svg:stroke-opacity="100%" draw:auto-grow-width="false" draw:auto-grow-height="false"/>
      <style:paragraph-properties style:font-independent-line-spacing="fals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start="a607" draw:marker-end="a608" svg:stroke-opacity="100%" draw:auto-grow-width="false" draw:auto-grow-height="false"/>
      <style:paragraph-properties style:font-independent-line-spacing="false" style:writing-mode="lr-tb"/>
    </style:style>
    <style:style style:family="presentation" style:name="a6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4ea6b" draw:opacity="100%" draw:stroke="solid" svg:stroke-width="0in" svg:stroke-color="#3465a4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ee6ef" draw:opacity="100%" draw:stroke="solid" svg:stroke-width="0in" svg:stroke-color="#3465a4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ee6ef" draw:opacity="100%" draw:stroke="solid" svg:stroke-width="0in" svg:stroke-color="#3465a4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634">
      <style:graphic-properties draw:fill="none" draw:stroke="solid" svg:stroke-width="0.02083in" svg:stroke-color="#4472c4" draw:marker-end="a633" svg:stroke-opacity="100%" draw:stroke-linejoin="miter" svg:stroke-linecap="but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6" style:parent-style-name="Graphics">
      <style:graphic-properties draw:fill="none" fo:clip="rect(0in, 0in, 0in, 0in)" draw:stroke="none"/>
    </style:style>
    <style:style style:family="graphic" style:name="a617" style:parent-style-name="Graphics">
      <style:graphic-properties draw:fill="none" fo:clip="rect(0in, 0in, 0in, 0in)" draw:stroke="none" draw:luminance="0%" draw:contrast="0%" draw:imag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ee6ef" draw:opacity="100%" draw:stroke="solid" svg:stroke-width="0in" svg:stroke-color="#3465a4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ee6ef" draw:opacity="100%" draw:stroke="solid" svg:stroke-width="0in" svg:stroke-color="#3465a4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d7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41" style:parent-style-name="Graphics">
      <style:graphic-properties draw:fill="none" fo:clip="rect(0in, 0in, 0in, 0in)" draw:stroke="none"/>
    </style:style>
    <style:style style:family="graphic" style:name="a644">
      <style:graphic-properties draw:fill="none" draw:stroke="solid" svg:stroke-width="0.02083in" svg:stroke-color="#4472c4" draw:marker-start="a642" draw:marker-end="a643" svg:stroke-opacity="100%" draw:stroke-linejoin="miter" svg:stroke-linecap="butt"/>
    </style:style>
    <style:style style:family="text" style:name="a6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custom-shape svg:x="0.39172in" svg:y="1.40952in" svg:width="5.25in" svg:height="3.5in" draw:id="id73" draw:style-name="a568" draw:name="Freeform: Shape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90828in" svg:y="3.24793in" svg:width="1.5in" svg:height="1in" draw:id="id74" draw:style-name="a573" draw:name="Freeform: Shape 2">
          <svg:title/>
          <svg:desc/>
          <text:p text:style-name="a572" text:class-names="" text:cond-style-name=""><text:span text:style-name="a569" text:class-names="">ros2a</text:span><text:span text:style-name="a570" text:class-names="">i</text:span><text:span text:style-name="a57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0.8571in" svg:y="2.40952in" svg:width="1.25in" svg:height="0.75in" draw:id="id75" draw:style-name="a576" draw:name="Freeform: Shape 3">
          <svg:title/>
          <svg:desc/>
          <text:p text:style-name="a575" text:class-names="" text:cond-style-name=""><text:span text:style-name="a574" text:class-names="">ROS 2 App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.04428in" svg:y="3.59057in" svg:width="1.25in" svg:height="0.75in" draw:id="id76" draw:style-name="a579" draw:name="Freeform: Shape 4">
          <svg:title/>
          <svg:desc/>
          <text:p text:style-name="a578" text:class-names="" text:cond-style-name=""><text:span text:style-name="a577" text:class-names="">ROS 2 App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41047in" svg:y="1.87562in" svg:width="1.25in" svg:height="0.75in" draw:id="id77" draw:style-name="a582" draw:name="Freeform: Shape 5">
          <svg:title/>
          <svg:desc/>
          <text:p text:style-name="a581" text:class-names="" text:cond-style-name=""><text:span text:style-name="a580" text:class-names="">ROS 2 App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56512in" svg:y="3.98937in" svg:width="1.25in" svg:height="0.75in" draw:id="id78" draw:style-name="a585" draw:name="Freeform: Shape 6">
          <svg:title/>
          <svg:desc/>
          <text:p text:style-name="a584" text:class-names="" text:cond-style-name=""><text:span text:style-name="a583" text:class-names="">ROS 2 App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63211in" svg:y="2.88011in" svg:width="3.66684in" svg:height="0.27715in" draw:id="id79" draw:style-name="a589" draw:name="Freeform: Shape 8">
          <svg:title/>
          <svg:desc/>
          <text:p text:style-name="a588" text:class-names="" text:cond-style-name=""><text:span text:style-name="a586" text:class-names="">OpenAI API</text:span><text:span text:style-name="a58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1071in" svg:y="2.86255in" svg:width="2.86349in" svg:height="0.72361in" draw:id="id80" draw:style-name="a594" draw:name="Straight Connector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29428in" svg:y="3.80372in" svg:width="2.614in" svg:height="0.07941in" draw:id="id81" draw:style-name="a599" draw:name="Straight Connector 10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81327in" svg:y="3.98937in" svg:width="1.15732in" svg:height="0.3512in" draw:id="id82" draw:style-name="a604" draw:name="Straight Connector 11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9239in" svg:y="2.43591in" svg:width="1.56202in" svg:height="0.93115in" draw:id="id83" draw:style-name="a609" draw:name="Straight Connector 1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4" draw:style-name="a612" draw:name="TextBox 14" svg:x="6.5302in" svg:y="3.4275in" svg:width="1.97441in" svg:height="0.31732in">
          <draw:text-box>
            <text:p text:style-name="a611" text:class-names="" text:cond-style-name=""><text:span text:style-name="a610" text:class-names="">OpenAI Python API</text:span></text:p>
          </draw:text-box>
          <svg:title/>
          <svg:desc/>
        </draw:frame>
        <draw:frame draw:id="id85" draw:style-name="a615" draw:name="TextBox 15" svg:x="0.45269in" svg:y="1.46274in" svg:width="2.41772in" svg:height="0.37874in">
          <draw:text-box>
            <text:p text:style-name="a614" text:class-names="" text:cond-style-name=""><text:span text:style-name="a613" text:class-names="">ROS 2 Environment</text:span></text:p>
          </draw:text-box>
          <svg:title/>
          <svg:desc/>
        </draw:frame>
        <draw:frame draw:id="id86" draw:style-name="a616" draw:name="Picture 2" svg:x="4.64131in" svg:y="1.40952in" svg:width="0.80882in" svg:height="0.80882in" style:rel-width="scale" style:rel-height="scale">
          <draw:image xlink:href="media/image1.png" xlink:type="simple" xlink:show="embed" xlink:actuate="onLoad"/>
          <svg:title/>
          <svg:desc>ROS 2 release repositories · GitHub</svg:desc>
        </draw:frame>
        <draw:frame draw:id="id87" draw:style-name="a617" svg:x="7.05428in" svg:y="1.05888in" svg:width="0.95in" svg:height="0.95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623" draw:name="TextBox 18" svg:x="6.64358in" svg:y="0.48529in" svg:width="1.74767in" svg:height="0.77415in">
          <draw:text-box>
            <text:p text:style-name="a619" text:class-names="" text:cond-style-name=""><text:span text:style-name="a618" text:class-names="">OpenAI</text:span></text:p>
            <text:p text:style-name="a622" text:class-names="" text:cond-style-name=""><text:span text:style-name="a620" text:class-names="">(gpt-3, gpt-4)</text:span><text:span text:style-name="a621" text:class-names=""/></text:p>
          </draw:text-box>
          <svg:title/>
          <svg:desc/>
        </draw:frame>
        <draw:frame draw:id="id89" draw:style-name="a624" draw:name="Picture 4" svg:x="9.2001in" svg:y="1.18056in" svg:width="0.49962in" svg:height="0.70665in" style:rel-width="scale" style:rel-height="scale">
          <draw:image xlink:href="media/image3.png" xlink:type="simple" xlink:show="embed" xlink:actuate="onLoad"/>
          <svg:title/>
          <svg:desc>ollama logo</svg:desc>
        </draw:frame>
        <draw:frame draw:id="id90" draw:style-name="a632" draw:name="TextBox 19" svg:x="8.42131in" svg:y="0.49019in" svg:width="2.05494in" svg:height="0.77415in">
          <draw:text-box>
            <text:p text:style-name="a628" text:class-names="" text:cond-style-name=""><text:span text:style-name="a625" text:class-names="">Ollam</text:span><text:span text:style-name="a626" text:class-names="">a</text:span><text:span text:style-name="a627" text:class-names=""/></text:p>
            <text:p text:style-name="a631" text:class-names="" text:cond-style-name=""><text:span text:style-name="a629" text:class-names="">(llama, gemma)</text:span><text:span text:style-name="a630" text:class-names=""/></text:p>
          </draw:text-box>
          <svg:title/>
          <svg:desc/>
        </draw:frame>
        <draw:connector draw:type="standard" svg:x1="6.40828in" svg:y1="3.74793in" draw:start-shape="id74" draw:start-glue-point="1" svg:x2="8.46552in" svg:y2="3.15726in" draw:end-shape="id79" draw:end-glue-point="2" draw:id="id91" draw:style-name="a634" draw:name="Connector: Elbow 23">
          <svg:title/>
          <svg:desc/>
        </draw:connector>
        <draw:custom-shape svg:width="0.76695in" svg:height="0.21962in" draw:id="id92" draw:style-name="a637" draw:transform="translate(-0.38348in -0.10981in) rotate(-1.5708) translate(7.52928in 2.38011in)" draw:name="Freeform: Shape 13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2"/>
            <draw:equation draw:name="f16" draw:formula="?f11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svg:width="0.76695in" svg:height="0.21962in" draw:id="id93" draw:style-name="a640" draw:transform="translate(-0.38348in -0.10981in) rotate(-1.5708) translate(9.44878in 2.38011in)" draw:name="Freeform: Shape 24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2"/>
            <draw:equation draw:name="f16" draw:formula="?f11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id="id94" draw:style-name="a641" draw:name="Picture 6" svg:x="7.05428in" svg:y="4.61491in" svg:width="0.93241in" svg:height="0.93241in" style:rel-width="scale" style:rel-height="scale">
          <draw:image xlink:href="media/image4.png" xlink:type="simple" xlink:show="embed" xlink:actuate="onLoad"/>
          <svg:title/>
          <svg:desc>Coding, computer, terminal, user icon - Download on Iconfinder</svg:desc>
        </draw:frame>
        <draw:connector draw:type="line" svg:x1="6.18863in" svg:y1="4.10149in" draw:start-shape="id74" draw:start-glue-point="9" svg:x2="7.05428in" svg:y2="5.08111in" draw:end-shape="id94" draw:end-glue-point="3" draw:id="id95" draw:style-name="a644" draw:name="Straight Arrow Connector 26">
          <svg:title/>
          <svg:desc/>
        </draw:connector>
        <draw:frame draw:id="id96" draw:style-name="a648" draw:name="TextBox 27" svg:x="5.97041in" svg:y="4.29448in" svg:width="1.97441in" svg:height="0.32518in">
          <draw:text-box>
            <text:p text:style-name="a647" text:class-names="" text:cond-style-name=""><text:span text:style-name="a645" text:class-names="">&gt; ros2 ai xxx</text:span><text:span text:style-name="a646" text:class-names=""/></text:p>
          </draw:text-box>
          <svg:title/>
          <svg:desc/>
        </draw:frame>
        <presentation:notes draw:style-name="a654">
          <draw:frame draw:id="id97" draw:style-name="a651" draw:name="Slide Number Placeholder 6" svg:x="4.81102in" svg:y="10.45in" svg:width="3.68858in" svg:height="0.54961in">
            <draw:text-box>
              <text:p text:style-name="a650" text:class-names="" text:cond-style-name=""><text:span text:style-name="a649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98" presentation:style-name="a652" draw:name="Slide Image Placeholder 1">
            <svg:title/>
            <svg:desc/>
          </draw:page-thumbnail>
          <draw:frame draw:id="id99" presentation:style-name="a65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97" svg:viewBox="0 0 20 30" svg:d="m10 0-10 30h20z"/>
    <draw:marker draw:name="a598" svg:viewBox="0 0 20 30" svg:d="m10 0-10 30h20z"/>
    <draw:marker draw:name="a607" svg:viewBox="0 0 20 30" svg:d="m10 0-10 30h20z"/>
    <draw:marker draw:name="a592" svg:viewBox="0 0 20 30" svg:d="m10 0-10 30h20z"/>
    <draw:marker draw:name="a642" svg:viewBox="0 0 20 30" svg:d="m10 0-10 30h20z"/>
    <draw:marker draw:name="a608" svg:viewBox="0 0 20 30" svg:d="m10 0-10 30h20z"/>
    <draw:marker draw:name="a593" svg:viewBox="0 0 20 30" svg:d="m10 0-10 30h20z"/>
    <draw:marker draw:name="a643" svg:viewBox="0 0 20 30" svg:d="m10 0-10 30h20z"/>
    <draw:marker draw:name="a602" svg:viewBox="0 0 20 30" svg:d="m10 0-10 30h20z"/>
    <draw:marker draw:name="a603" svg:viewBox="0 0 20 30" svg:d="m10 0-10 30h20z"/>
    <draw:marker draw:name="a633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Fujita, Tomoya</dc:creator>
    <meta:creation-date>2023-12-13T17:20:55Z</meta:creation-date>
    <dc:date>2024-09-14T16:53:21Z</dc:date>
    <meta:editing-cycles>3</meta:editing-cycles>
    <meta:editing-duration>PT1291S</meta:editing-duration>
    <meta:document-statistic meta:paragraph-count="14" meta:word-count="38"/>
  </office:meta>
</office:document-meta>
</file>